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16" style:family="table-cell" style:parent-style-name="Default" style:data-style-name="N0">
      <style:table-cell-properties fo:background-color="#89c765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4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5" style:family="table-cell" style:parent-style-name="Default">
      <style:map style:condition="cell-content()=&quot;E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E&quot;" style:apply-style-name="Untitled1" style:base-cell-address="Map.A1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/>
          <table:table-cell table:style-name="ce69"/>
          <table:table-cell table:number-columns-repeated="1006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 table:number-columns-repeated="2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49"/>
          <table:table-cell table:style-name="ce49" office:value-type="string" calcext:value-type="string">
            <text:p>31</text:p>
          </table:table-cell>
          <table:table-cell table:style-name="ce49" table:number-columns-repeated="3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4" office:value-type="string" calcext:value-type="string">
            <text:p>17</text:p>
          </table:table-cell>
          <table:table-cell table:style-name="ce55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 table:number-columns-repeated="2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/>
          <table:table-cell table:number-columns-repeated="8" table:style-name="ce24" office:value-type="string" calcext:value-type="string">
            <text:p>30</text:p>
          </table:table-cell>
          <table:table-cell table:style-name="ce24"/>
          <table:table-cell table:style-name="ce56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D</text:p>
          </table:table-cell>
          <table:table-cell table:style-name="ce24" office:value-type="string" calcext:value-type="string">
            <text:p>A</text:p>
          </table:table-cell>
          <table:table-cell table:style-name="ce56" office:value-type="string" calcext:value-type="string">
            <text:p>C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D</text:p>
          </table:table-cell>
          <table:table-cell table:style-name="ce24"/>
          <table:table-cell table:number-columns-repeated="3" table:style-name="ce24" office:value-type="string" calcext:value-type="string">
            <text:p>D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9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D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0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D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F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0</text:p>
          </table:table-cell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 office:value-type="string" calcext:value-type="string">
            <text:p>12</text:p>
          </table:table-cell>
          <table:table-cell table:style-name="ce24" office:value-type="string" calcext:value-type="string">
            <text:p>4D2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4D5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4D7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4DA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4DC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2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5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7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A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C8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>
          <table:table-cell table:style-name="ce24" table:number-columns-repeated="135"/>
          <table:table-cell table:number-columns-repeated="889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number-columns-repeated="889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number-columns-repeated="889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EE136">
            <calcext:condition calcext:apply-style-name="Untitled1" calcext:value="=&quot;E&quot;" calcext:base-cell-address="Map.A1"/>
          </calcext:conditional-format>
          <calcext:conditional-format calcext:target-range-address="Map.A1:Map.EE136">
            <calcext:condition calcext:apply-style-name="pellet" calcext:value="=&quot;D&quot;" calcext:base-cell-address="Map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21:38:09.21440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07T01:04:26.168543549</dc:date>
    <meta:editing-cycles>73</meta:editing-cycles>
    <meta:editing-duration>P1DT18H59M17S</meta:editing-duration>
    <meta:document-statistic meta:table-count="3" meta:cell-count="607" meta:object-count="0"/>
  </office:meta>
</office:document-meta>
</file>